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17704d"/>
    </style:style>
    <style:style style:name="P2" style:family="paragraph" style:parent-style-name="Standard">
      <style:text-properties officeooo:paragraph-rsid="0019c6ce"/>
    </style:style>
    <style:style style:name="P3" style:family="paragraph" style:parent-style-name="Standard">
      <style:text-properties fo:font-variant="normal" fo:text-transform="none" fo:color="#000000" loext:opacity="100%" style:font-name="ui-sans-serif" fo:font-size="14pt" fo:letter-spacing="normal" fo:font-style="normal" fo:font-weight="normal" officeooo:rsid="0019c6ce" officeooo:paragraph-rsid="0019c6ce"/>
    </style:style>
    <style:style style:name="P4" style:family="paragraph" style:parent-style-name="Standard">
      <style:text-properties fo:font-variant="normal" fo:text-transform="none" fo:color="#000000" loext:opacity="100%" style:font-name="ui-sans-serif" fo:font-size="14pt" fo:letter-spacing="normal" fo:font-style="normal" fo:font-weight="normal" officeooo:rsid="0019c6ce" officeooo:paragraph-rsid="001da796"/>
    </style:style>
    <style:style style:name="P5" style:family="paragraph" style:parent-style-name="Standard">
      <style:text-properties officeooo:paragraph-rsid="001da796"/>
    </style:style>
    <style:style style:name="P6" style:family="paragraph">
      <style:paragraph-properties fo:text-align="start"/>
      <style:text-properties style:text-line-through-style="none" style:text-line-through-type="none" fo:font-size="14pt" fo:font-style="normal" style:text-underline-style="none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9c6ce"/>
    </style:style>
    <style:style style:name="gr1" style:family="graphic">
      <style:graphic-properties fo:background-color="#eeeeee" fo:border="#c0c0c0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fo:background-color="#eeeeee" fo:border="#c0c0c0" loext:decorative="fals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fo:border="solid #c0c0c0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Company" form:control-implementation="ooo:com.sun.star.form.component.TextField" xml:id="control2" form:id="control2" form:readonly="true" form:current-value="Company name" form:value="Company 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ame" form:control-implementation="ooo:com.sun.star.form.component.TextField" xml:id="control3" form:id="control3" form:readonly="true" form:tab-index="2" form:current-value="Name" form:value="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Tenant" form:control-implementation="ooo:com.sun.star.form.component.TextField" xml:id="control4" form:id="control4" form:readonly="true" form:tab-index="1" form:current-value="Tenants" form:value="Tenant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his is contract between </text:span><text:span text:style-name="T1"><draw:control text:anchor-type="as-char" draw:z-index="1" draw:name="Control 3" draw:style-name="gr1" draw:text-style-name="P6" svg:width="1.9067in" svg:height="0.2614in" draw:control="control2"/></text:span><text:span text:style-name="T1"><text:s text:c="2"/>and </text:span><text:span text:style-name="T1"><draw:control text:anchor-type="as-char" draw:z-index="3" draw:name="Control 5" draw:style-name="gr1" draw:text-style-name="P6" svg:width="1.8961in" svg:height="0.2705in" draw:control="control4"/></text:span></text:p>
      <text:p text:style-name="P2"/>
      <text:p text:style-name="P4">Landlord : <draw:control text:anchor-type="as-char" draw:z-index="2" draw:name="Control 1" draw:style-name="gr2" draw:text-style-name="P6" svg:width="2.3961in" svg:height="0.3031in" draw:control="control3"/></text:p>
      <text:p text:style-name="P3"/>
      <text:p text:style-name="P3"/>
      <text:p text:style-name="Standard"><draw:control text:anchor-type="as-char" draw:z-index="0" draw:name="Control 2" draw:style-name="gr3" draw:text-style-name="P7" svg:width="0.0421in" svg:height="0.0213in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0:26:30.518703743</meta:creation-date>
    <meta:print-date>2025-01-11T01:20:25.872091732</meta:print-date>
    <meta:printed-by>PDF files</meta:printed-by>
    <dc:date>2025-01-11T01:22:35.958775284</dc:date>
    <meta:editing-duration>PT14M5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1" meta:character-count="66" meta:non-whitespace-character-count="54"/>
  </office:meta>
</office:document-meta>
</file>